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36ae34" officeooo:paragraph-rsid="00396352"/>
    </style:style>
    <style:style style:name="P2" style:family="paragraph" style:parent-style-name="Text_20_body">
      <style:text-properties officeooo:rsid="0060defa" officeooo:paragraph-rsid="0066990f"/>
    </style:style>
    <style:style style:name="P3" style:family="paragraph" style:parent-style-name="Text_20_body">
      <style:text-properties officeooo:rsid="0067af62" officeooo:paragraph-rsid="0067af62"/>
    </style:style>
    <style:style style:name="P4" style:family="paragraph" style:parent-style-name="Text_20_body">
      <style:text-properties officeooo:rsid="0067af62" officeooo:paragraph-rsid="00698cb2"/>
    </style:style>
    <style:style style:name="P5" style:family="paragraph" style:parent-style-name="Text_20_body">
      <style:text-properties officeooo:rsid="006e839b" officeooo:paragraph-rsid="006e839b"/>
    </style:style>
    <style:style style:name="P6" style:family="paragraph" style:parent-style-name="Text_20_body">
      <style:text-properties officeooo:rsid="006e839b" officeooo:paragraph-rsid="006f3f59"/>
    </style:style>
    <style:style style:name="P7" style:family="paragraph" style:parent-style-name="Text_20_body">
      <style:text-properties officeooo:rsid="006e839b" officeooo:paragraph-rsid="00914623"/>
    </style:style>
    <style:style style:name="P8" style:family="paragraph" style:parent-style-name="Text_20_body">
      <style:text-properties officeooo:rsid="006fca7b" officeooo:paragraph-rsid="006f3f59"/>
    </style:style>
    <style:style style:name="P9" style:family="paragraph" style:parent-style-name="Text_20_body">
      <style:text-properties officeooo:paragraph-rsid="0080d55c"/>
    </style:style>
    <style:style style:name="P10" style:family="paragraph" style:parent-style-name="Text_20_body">
      <style:text-properties officeooo:rsid="0083f354" officeooo:paragraph-rsid="0083f354"/>
    </style:style>
    <style:style style:name="P11" style:family="paragraph" style:parent-style-name="Text_20_body">
      <style:text-properties officeooo:rsid="008df1b0" officeooo:paragraph-rsid="008df1b0"/>
    </style:style>
    <style:style style:name="P12" style:family="paragraph" style:parent-style-name="Text_20_body">
      <style:text-properties style:font-name="Noto Mono" fo:font-size="8pt" style:font-size-asian="8pt" style:font-size-complex="8pt"/>
    </style:style>
    <style:style style:name="P13" style:family="paragraph" style:parent-style-name="Text_20_body">
      <style:text-properties style:font-name="Noto Mono" fo:font-size="8pt" officeooo:rsid="008df1b0" officeooo:paragraph-rsid="008df1b0" style:font-size-asian="8pt" style:font-size-complex="8pt"/>
    </style:style>
    <style:style style:name="P14" style:family="paragraph" style:parent-style-name="Text_20_body">
      <style:text-properties style:font-name="Noto Mono" fo:font-size="8pt" officeooo:paragraph-rsid="008df1b0" style:font-size-asian="8pt" style:font-size-complex="8pt"/>
    </style:style>
    <style:style style:name="P15" style:family="paragraph" style:parent-style-name="Text_20_body">
      <style:text-properties style:font-name="Noto Mono" fo:font-size="8pt" officeooo:rsid="006fca7b" officeooo:paragraph-rsid="0076b7ac" style:font-size-asian="8pt" style:font-size-complex="8pt"/>
    </style:style>
    <style:style style:name="P16" style:family="paragraph" style:parent-style-name="Text_20_body">
      <style:text-properties style:font-name="Noto Mono" fo:font-size="8pt" officeooo:rsid="006fca7b" officeooo:paragraph-rsid="006fca7b" style:font-size-asian="8pt" style:font-size-complex="8pt"/>
    </style:style>
    <style:style style:name="P17" style:family="paragraph" style:parent-style-name="Text_20_body">
      <style:text-properties style:font-name="Noto Mono" fo:font-size="8pt" officeooo:rsid="006fca7b" officeooo:paragraph-rsid="0072193a" style:font-size-asian="8pt" style:font-size-complex="8pt"/>
    </style:style>
    <style:style style:name="P18" style:family="paragraph" style:parent-style-name="Text_20_body">
      <style:text-properties style:font-name="Noto Mono" fo:font-size="8pt" officeooo:rsid="008486e3" officeooo:paragraph-rsid="008486e3" style:font-size-asian="8pt" style:font-size-complex="8pt"/>
    </style:style>
    <style:style style:name="P19" style:family="paragraph" style:parent-style-name="Text_20_body">
      <style:text-properties style:font-name="Noto Mono" fo:font-size="8pt" officeooo:paragraph-rsid="0083f354" style:font-size-asian="8pt" style:font-size-complex="8pt"/>
    </style:style>
    <style:style style:name="P20" style:family="paragraph" style:parent-style-name="Text_20_body">
      <style:text-properties style:font-name="Noto Mono" fo:font-size="8pt" officeooo:rsid="006e839b" officeooo:paragraph-rsid="006e839b" style:font-size-asian="8pt" style:font-size-complex="8pt"/>
    </style:style>
    <style:style style:name="P21" style:family="paragraph" style:parent-style-name="Text_20_body">
      <style:text-properties officeooo:rsid="0096fcc1" officeooo:paragraph-rsid="0096fcc1"/>
    </style:style>
    <style:style style:name="P22" style:family="paragraph" style:parent-style-name="Heading_20_3">
      <style:text-properties officeooo:paragraph-rsid="006e839b"/>
    </style:style>
    <style:style style:name="P23" style:family="paragraph" style:parent-style-name="Heading_20_3">
      <style:text-properties officeooo:paragraph-rsid="00815833"/>
    </style:style>
    <style:style style:name="T1" style:family="text">
      <style:text-properties fo:font-size="7pt" officeooo:rsid="003a148c" style:font-size-asian="7pt" style:font-size-complex="7pt"/>
    </style:style>
    <style:style style:name="T2" style:family="text">
      <style:text-properties fo:font-size="7pt" officeooo:rsid="002efa7f" style:font-size-asian="7pt" style:font-size-complex="7pt"/>
    </style:style>
    <style:style style:name="T3" style:family="text">
      <style:text-properties fo:font-size="7pt" officeooo:rsid="006464a5" style:font-size-asian="7pt" style:font-size-complex="7pt"/>
    </style:style>
    <style:style style:name="T4" style:family="text">
      <style:text-properties fo:font-size="7pt" officeooo:rsid="00663727" style:font-size-asian="7pt" style:font-size-complex="7pt"/>
    </style:style>
    <style:style style:name="T5" style:family="text">
      <style:text-properties fo:font-size="7pt" officeooo:rsid="0067868e" style:font-size-asian="7pt" style:font-size-complex="7pt"/>
    </style:style>
    <style:style style:name="T6" style:family="text">
      <style:text-properties officeooo:rsid="0067868e"/>
    </style:style>
    <style:style style:name="T7" style:family="text">
      <style:text-properties officeooo:rsid="0068e442"/>
    </style:style>
    <style:style style:name="T8" style:family="text">
      <style:text-properties officeooo:rsid="006a5f4a"/>
    </style:style>
    <style:style style:name="T9" style:family="text">
      <style:text-properties officeooo:rsid="006e839b"/>
    </style:style>
    <style:style style:name="T10" style:family="text">
      <style:text-properties officeooo:rsid="006f3f59"/>
    </style:style>
    <style:style style:name="T11" style:family="text">
      <style:text-properties officeooo:rsid="0072193a"/>
    </style:style>
    <style:style style:name="T12" style:family="text">
      <style:text-properties officeooo:rsid="0073ef9e"/>
    </style:style>
    <style:style style:name="T13" style:family="text">
      <style:text-properties officeooo:rsid="0076b7ac"/>
    </style:style>
    <style:style style:name="T14" style:family="text">
      <style:text-properties fo:font-style="italic" officeooo:rsid="0076b7ac" style:font-style-asian="italic" style:font-style-complex="italic"/>
    </style:style>
    <style:style style:name="T15" style:family="text">
      <style:text-properties fo:font-style="italic" officeooo:rsid="00818a4f" style:font-style-asian="italic" style:font-style-complex="italic"/>
    </style:style>
    <style:style style:name="T16" style:family="text">
      <style:text-properties officeooo:rsid="00793bd3"/>
    </style:style>
    <style:style style:name="T17" style:family="text">
      <style:text-properties officeooo:rsid="007966c3"/>
    </style:style>
    <style:style style:name="T18" style:family="text">
      <style:text-properties officeooo:rsid="007adb9d"/>
    </style:style>
    <style:style style:name="T19" style:family="text">
      <style:text-properties officeooo:rsid="007c3240"/>
    </style:style>
    <style:style style:name="T20" style:family="text">
      <style:text-properties officeooo:rsid="00818a4f"/>
    </style:style>
    <style:style style:name="T21" style:family="text">
      <style:text-properties officeooo:rsid="0083f354"/>
    </style:style>
    <style:style style:name="T22" style:family="text">
      <style:text-properties officeooo:rsid="008486e3"/>
    </style:style>
    <style:style style:name="T23" style:family="text">
      <style:text-properties officeooo:rsid="00860f92"/>
    </style:style>
    <style:style style:name="T24" style:family="text">
      <style:text-properties officeooo:rsid="008b52de"/>
    </style:style>
    <style:style style:name="T25" style:family="text">
      <style:text-properties officeooo:rsid="008df1b0"/>
    </style:style>
    <style:style style:name="T26" style:family="text">
      <style:text-properties officeooo:rsid="00914290"/>
    </style:style>
    <style:style style:name="T27" style:family="text">
      <style:text-properties officeooo:rsid="009482dd"/>
    </style:style>
    <style:style style:name="T28" style:family="text">
      <style:text-properties officeooo:rsid="0096fcc1"/>
    </style:style>
    <style:style style:name="T29" style:family="text">
      <style:text-properties officeooo:rsid="00972b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ersistent parameters – osal_persistent</text:h>
      <text:p text:style-name="P1"><text:span text:style-name="T1">190</text:span><text:span text:style-name="T4">9</text:span><text:span text:style-name="T5">2</text:span><text:span text:style-name="T4">1</text:span><text:span text:style-name="T2">, updated </text:span><text:span text:style-name="T5">2</text:span><text:span text:style-name="T4">1</text:span><text:span text:style-name="T2">.</text:span><text:span text:style-name="T3">9</text:span><text:span text:style-name="T2">.2019/pekka</text:span></text:p>
      <text:p text:style-name="P4">Micro-controllers store persistent board configuration parameters in EEPROM or flash. On Windows/Linux <text:s/>these parameters are usually saved in files within OS file system. <text:span text:style-name="T8">Several different implementations are needed because f</text:span>lash and EEPROM use <text:span text:style-name="T8">on micro-controllers is usually platform/micro-controller/board dependent. </text:span></text:p>
      <text:h text:style-name="P22" text:outline-level="3"><text:span text:style-name="T28">Persistent storage functions</text:span></text:h>
      <text:p text:style-name="P21">Include “eosalx.h” to use persistent storage functions. Define OSAL_OSAL_PERSISTENT_SUPPORT is nonzero if persistent storage is available, value 1, 2.. selects the used implementation <text:span text:style-name="T29">for the platform</text:span>.</text:p>
      <text:p text:style-name="P21"/>
      <text:p text:style-name="P5">Initialize persistent storage access. <text:span text:style-name="T27">Call this first. prm can be OS_NULL if not needed.</text:span></text:p>
      <text:p text:style-name="P5"/>
      <text:p text:style-name="P20">void os_persistent_initialze(</text:p>
      <text:p text:style-name="P20"><text:s text:c="4"/>osPersistentParams *prm);</text:p>
      <text:p text:style-name="P5"/>
      <text:p text:style-name="P5">Load parameter structure identified by block number from <text:span text:style-name="T27">persistent</text:span> storage. <text:span text:style-name="T27">Load all parameters when micro controller starts, not during normal operation. </text:span>If data cannot be loaded, leaves the block as is. Returned value maxes at block_sz.</text:p>
      <text:p text:style-name="P5"/>
      <text:p text:style-name="P20">os_memsz os_persistent_load(</text:p>
      <text:p text:style-name="P20"><text:s text:c="4"/>os_int block_nr,</text:p>
      <text:p text:style-name="P20"><text:s text:c="4"/>os_uchar *block,</text:p>
      <text:p text:style-name="P20"><text:s text:c="4"/>os_memsz block_sz);</text:p>
      <text:p text:style-name="P5"/>
      <text:p text:style-name="P5">Save parameter structure to persistent storage and identigy it by block number.</text:p>
      <text:p text:style-name="P5"/>
      <text:p text:style-name="P20">osalStatus os_persistent_save(</text:p>
      <text:p text:style-name="P20"><text:s text:c="4"/>os_int block_nr,</text:p>
      <text:p text:style-name="P20"><text:s text:c="4"/>os_uchar *block,</text:p>
      <text:p text:style-name="P20"><text:s text:c="4"/>os_memsz block_sz);</text:p>
      <text:p text:style-name="P5"/>
      <text:h text:style-name="P22" text:outline-level="3"><text:span text:style-name="T9">Parameters are saved and loaded as blocks</text:span></text:h>
      <text:p text:style-name="P6">Data is saved and loaded as memory blocks. When storing data in flash or EEPROM, we do not need to care about portability of the data format from micro-controller architecture to another. <text:span text:style-name="T10">Structure alignment will not change and d</text:span>ata will not be copied from <text:span text:style-name="T10">big </text:span>32 bit MCU to 16 bit, etc. So we can <text:span text:style-name="T10">present a set of parameters as C structure:</text:span></text:p>
      <text:p text:style-name="P8"><text:span text:style-name="T14"/></text:p>
      <text:p text:style-name="P15">typedef </text:p>
      <text:p text:style-name="P16">{</text:p>
      <text:p text:style-name="P16"><text:s text:c="4"/><text:span text:style-name="T20">os_short version; <text:s/>// </text:span><text:span text:style-name="T15">Have this always first, even if you would not need it</text:span></text:p>
      <text:p text:style-name="P16"><text:s text:c="4"/><text:span text:style-name="T11">os_char ip[MY_IP_SZ];</text:span></text:p>
      <text:p text:style-name="P17"><text:s text:c="4"/><text:span text:style-name="T11">os_char subnet[MY_IP_SZ];</text:span></text:p>
      <text:p text:style-name="P17"><text:s text:c="4"/><text:span text:style-name="T11">os_char gateway[MY_IP_SZ];</text:span></text:p>
      <text:p text:style-name="P17"><text:s text:c="4"/><text:span text:style-name="T11">os_boolean dhcp;</text:span></text:p>
      <text:p text:style-name="P17">}</text:p>
      <text:p text:style-name="P16"><text:span text:style-name="T12">MyNet</text:span>Conf<text:span text:style-name="T16">Params</text:span>;</text:p>
      <text:p text:style-name="Text_20_body"/>
      <text:p text:style-name="P9"><text:soft-page-break/><text:span text:style-name="T19">L</text:span>oad parameter <text:span text:style-name="T19">to C structure as below. If the data cannot be found or is corrupted in storage, the os_persisent_load() leaves the parameter structure unchanged. If it should be zeroed, call os_memclear(&amp;prm, sizeof(prm)) before. </text:span></text:p>
      <text:p text:style-name="Text_20_body"/>
      <text:p text:style-name="P12"><text:span text:style-name="T13">#define MY_PRM_BLOCK_NR 200 </text:span><text:span text:style-name="T14">* select unused block number bigger than 100 */</text:span></text:p>
      <text:p text:style-name="P12"><text:span text:style-name="T12">MyNet</text:span>Conf<text:span text:style-name="T16">Params</text:span> <text:span text:style-name="T16">prm;</text:span></text:p>
      <text:p text:style-name="P12">os_memsz sz;</text:p>
      <text:p text:style-name="P12">sz = os_persistent_load(<text:span text:style-name="T13">MY_PRM_BLOCK_NR</text:span>, <text:span text:style-name="T17">&amp;prm</text:span>, <text:span text:style-name="T16">sizeof(prm)</text:span>);</text:p>
      <text:p text:style-name="P12">if <text:s/>(sz <text:span text:style-name="T24">=</text:span>= <text:span text:style-name="T18">sizeof(prm)) {</text:span></text:p>
      <text:p text:style-name="P12"><text:s text:c="4"/>os_console_write(“success, exact version match”);</text:p>
      <text:p text:style-name="P12">}</text:p>
      <text:p text:style-name="P13">else if (sz &gt; 0)</text:p>
      <text:p text:style-name="P13">{</text:p>
      <text:p text:style-name="P14"><text:s text:c="4"/>os_console_write(“success, <text:span text:style-name="T25">not same version (may work, may not)</text:span>”);</text:p>
      <text:p text:style-name="P14">}</text:p>
      <text:p text:style-name="P11"/>
      <text:p text:style-name="P10">When parameters have changed, we need to save <text:span text:style-name="T22">those. Set version number before saving, this is likely to make things easier later on.</text:span></text:p>
      <text:p text:style-name="Text_20_body"/>
      <text:p text:style-name="P18">prm.version = <text:span text:style-name="T23">1;</text:span></text:p>
      <text:p text:style-name="P19"><text:span text:style-name="T21">if (</text:span>os_persistent_save(<text:span text:style-name="T13">MY_PRM_BLOCK_NR</text:span>, <text:span text:style-name="T17">&amp;prm</text:span>, <text:span text:style-name="T16">sizeof(prm)</text:span>)<text:span text:style-name="T21">) {</text:span></text:p>
      <text:p text:style-name="P19"><text:s text:c="2"/><text:span text:style-name="T21">os_debug_error(“saving my parameters failed”);</text:span></text:p>
      <text:p text:style-name="P19"><text:span text:style-name="T21">}</text:span></text:p>
      <text:h text:style-name="P23" text:outline-level="3"><text:span text:style-name="T20">New versions of parameter structure</text:span></text:h>
      <text:p text:style-name="P7"><text:span text:style-name="T26">Often we need to add parameters to existing set, change some array size, etc. We do not want to reconfigure a board at software update. <text:s/>Version number should be incremented when saving and can be checked when loading. </text:span></text:p>
      <text:h text:style-name="Heading_20_3" text:outline-level="3">Implementation</text:h>
      <text:p text:style-name="P3">Flash and EEPROM hardware use is typically micro-controller specific, and common library functionality can rarely be used. On Arduino there is valuable effort to make this portable, but even with Arduino we cannot necessarily use the portable code: To be specific we cannot use Arduino EEPROM emulation relying on flash with secure flash program updates over TLS. </text:p>
      <text:p text:style-name="P3"/>
      <text:p text:style-name="P3">On raw metal or custom SPI connected EEPROMS we always end up with micro-controller or board specific code.</text:p>
      <text:p text:style-name="P3"/>
      <text:p text:style-name="P3">On Windows or Linux this is usually simple, we can just save board configuration in file system. Except if we have read only file system on Linux. </text:p>
      <text:p text:style-name="P3"/>
      <text:p text:style-name="P3">The "persistent" directory contains persistent storage interface header osal_persistent.h, which declares how the persistent storage access functions look like. The actual implementations are in subdirectories for different platforms, boards and setups.</text:p>
      <text:p text:style-name="P3"/>
      <text:p text:style-name="P3">The <text:span text:style-name="T7">subdirectories</text:span> named after platform, like "arduino", "linux" or "windows" contain either the persistent storage implementations for the platform or include C code from "shared" directory, when a generic implementation can be used. The "metal" sub<text:span text:style-name="T7">directory </text:span>is used typically with micro-controller without any operating system.</text:p>
      <text:p text:style-name="P3"/>
      <text:p text:style-name="P3"><text:soft-page-break/>Warning: Do not use micro-controller flash to save any data which changes during normal run time operation, it will eventually burn out the flash (death of the micro controll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21T02:54:24.182157186</dc:date>
    <meta:editing-duration>PT14H46M3S</meta:editing-duration>
    <meta:editing-cycles>126</meta:editing-cycles>
    <meta:generator>LibreOffice/6.2.4.2$Linux_X86_64 LibreOffice_project/20$Build-2</meta:generator>
    <meta:document-statistic meta:table-count="0" meta:image-count="0" meta:object-count="0" meta:page-count="3" meta:paragraph-count="55" meta:word-count="619" meta:character-count="4327" meta:non-whitespace-character-count="3694"/>
  </office:meta>
</office:document-meta>
</file>